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22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]+[.B1]))" office:value-type="float" office:value="16" calcext:value-type="float">
            <text:p>1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]+[.B2]))" office:value-type="float" office:value="16" calcext:value-type="float">
            <text:p>1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]+[.B3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]+[.B4]))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]+[.B5]))" office:value-type="float" office:value="13" calcext:value-type="float">
            <text:p>1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]+[.B6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7]+[.B7]))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8]+[.B8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9]+[.B9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0]+[.B10]))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1]+[.B11])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2]+[.B12]))" office:value-type="float" office:value="12" calcext:value-type="float">
            <text:p>12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3]+[.B13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4]+[.B14])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5]+[.B15]))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6]+[.B16]))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7]+[.B17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8]+[.B18]))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9]+[.B19]))" office:value-type="float" office:value="17" calcext:value-type="float">
            <text:p>17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0]+[.B20]))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1]+[.B21])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2]+[.B22]))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3]+[.B23]))" office:value-type="float" office:value="16" calcext:value-type="float">
            <text:p>1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4]+[.B24])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5]+[.B25]))" office:value-type="float" office:value="13" calcext:value-type="float">
            <text:p>1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6]+[.B26]))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7]+[.B27]))" office:value-type="float" office:value="12" calcext:value-type="float">
            <text:p>12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8]+[.B28]))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9]+[.B29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0]+[.B30]))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1]+[.B31]))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2]+[.B32]))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3]+[.B33]))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4]+[.B34]))"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5]+[.B35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6]+[.B36]))" office:value-type="float" office:value="17" calcext:value-type="float">
            <text:p>17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7]+[.B37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8]+[.B38]))" office:value-type="float" office:value="12" calcext:value-type="float">
            <text:p>12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9]+[.B39]))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0]+[.B40]))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1]+[.B41]))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2]+[.B42]))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3]+[.B43]))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4]+[.B44])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5]+[.B45])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6]+[.B46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7]+[.B47]))" office:value-type="float" office:value="13" calcext:value-type="float">
            <text:p>1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8]+[.B48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9]+[.B49]))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0]+[.B50]))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1]+[.B51]))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2]+[.B52]))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3]+[.B53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4]+[.B54]))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5]+[.B55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6]+[.B56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7]+[.B57]))" office:value-type="float" office:value="2" calcext:value-type="float">
            <text:p>2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8]+[.B58]))"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9]+[.B59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0]+[.B60]))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1]+[.B61]))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2]+[.B62]))" office:value-type="float" office:value="13" calcext:value-type="float">
            <text:p>1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3]+[.B63]))" office:value-type="float" office:value="12" calcext:value-type="float">
            <text:p>12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4]+[.B64]))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5]+[.B6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6]+[.B66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7]+[.B67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8]+[.B68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9]+[.B69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70]+[.B70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71]+[.B71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72]+[.B72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73]+[.B7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74]+[.B7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75]+[.B75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76]+[.B76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77]+[.B77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78]+[.B78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79]+[.B79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80]+[.B8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81]+[.B81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82]+[.B82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83]+[.B83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84]+[.B8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85]+[.B85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86]+[.B86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87]+[.B8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88]+[.B88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89]+[.B8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90]+[.B9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91]+[.B9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92]+[.B9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93]+[.B93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94]+[.B94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95]+[.B95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96]+[.B96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97]+[.B97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98]+[.B98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99]+[.B99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00]+[.B100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01]+[.B101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02]+[.B102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03]+[.B10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04]+[.B104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05]+[.B10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06]+[.B106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07]+[.B107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08]+[.B108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09]+[.B10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10]+[.B110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11]+[.B111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12]+[.B112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13]+[.B113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14]+[.B11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15]+[.B115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16]+[.B11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17]+[.B11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18]+[.B11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19]+[.B119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20]+[.B120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21]+[.B121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22]+[.B122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23]+[.B123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124]+[.B124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25]+[.B12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26]+[.B12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27]+[.B127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28]+[.B128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29]+[.B129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30]+[.B130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31]+[.B131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32]+[.B13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33]+[.B133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34]+[.B134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35]+[.B135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36]+[.B13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37]+[.B137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38]+[.B138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39]+[.B139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40]+[.B140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41]+[.B14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42]+[.B142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43]+[.B14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44]+[.B14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45]+[.B145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46]+[.B146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47]+[.B147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48]+[.B148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49]+[.B14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50]+[.B150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51]+[.B151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52]+[.B15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53]+[.B15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54]+[.B15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55]+[.B155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56]+[.B15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57]+[.B157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58]+[.B158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59]+[.B159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60]+[.B16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61]+[.B161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62]+[.B162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63]+[.B163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64]+[.B16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65]+[.B16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66]+[.B166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67]+[.B16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68]+[.B16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69]+[.B169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70]+[.B170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71]+[.B17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72]+[.B172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173]+[.B173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74]+[.B17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75]+[.B17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76]+[.B176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77]+[.B17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78]+[.B17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79]+[.B179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80]+[.B18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181]+[.B181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182]+[.B182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83]+[.B183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84]+[.B184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85]+[.B18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186]+[.B18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87]+[.B18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188]+[.B188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89]+[.B18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190]+[.B19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91]+[.B191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192]+[.B19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193]+[.B19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194]+[.B194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195]+[.B195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96]+[.B196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97]+[.B197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198]+[.B19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199]+[.B199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00]+[.B20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01]+[.B20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02]+[.B202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03]+[.B20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04]+[.B204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05]+[.B205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06]+[.B206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07]+[.B207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08]+[.B208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09]+[.B209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10]+[.B21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11]+[.B211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12]+[.B212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13]+[.B213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14]+[.B21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15]+[.B21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16]+[.B21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17]+[.B217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18]+[.B218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19]+[.B21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20]+[.B22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21]+[.B221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22]+[.B222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23]+[.B223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24]+[.B224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25]+[.B225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26]+[.B226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27]+[.B227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28]+[.B22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29]+[.B22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30]+[.B23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31]+[.B231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32]+[.B232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33]+[.B233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34]+[.B234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35]+[.B235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36]+[.B23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37]+[.B237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38]+[.B238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39]+[.B23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40]+[.B24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41]+[.B241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42]+[.B242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43]+[.B243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44]+[.B244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45]+[.B24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46]+[.B24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47]+[.B24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48]+[.B24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49]+[.B249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50]+[.B25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51]+[.B25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52]+[.B252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53]+[.B253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54]+[.B254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55]+[.B255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56]+[.B256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57]+[.B257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58]+[.B25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59]+[.B25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60]+[.B260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61]+[.B261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62]+[.B26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63]+[.B263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64]+[.B264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265]+[.B265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66]+[.B266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67]+[.B26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68]+[.B26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69]+[.B269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70]+[.B270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71]+[.B271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72]+[.B27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73]+[.B27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74]+[.B274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75]+[.B27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76]+[.B27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77]+[.B277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78]+[.B27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79]+[.B279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80]+[.B28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81]+[.B28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82]+[.B28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83]+[.B28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84]+[.B28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85]+[.B28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286]+[.B28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87]+[.B287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288]+[.B28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289]+[.B28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90]+[.B290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291]+[.B291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92]+[.B292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93]+[.B293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294]+[.B29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295]+[.B295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296]+[.B296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297]+[.B29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98]+[.B29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299]+[.B299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300]+[.B300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01]+[.B30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02]+[.B302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03]+[.B303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04]+[.B304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05]+[.B30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306]+[.B306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07]+[.B30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08]+[.B30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09]+[.B309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10]+[.B310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11]+[.B311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12]+[.B312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13]+[.B313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14]+[.B314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15]+[.B31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16]+[.B31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17]+[.B317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18]+[.B318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19]+[.B319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20]+[.B320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21]+[.B321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22]+[.B322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23]+[.B32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24]+[.B324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325]+[.B325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26]+[.B32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27]+[.B327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28]+[.B328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29]+[.B329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30]+[.B330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31]+[.B331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32]+[.B33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33]+[.B333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34]+[.B334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35]+[.B33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36]+[.B33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37]+[.B337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38]+[.B338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39]+[.B339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40]+[.B340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41]+[.B341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42]+[.B342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43]+[.B34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44]+[.B344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45]+[.B345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46]+[.B34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47]+[.B34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48]+[.B34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49]+[.B349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50]+[.B350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51]+[.B35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52]+[.B35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53]+[.B35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54]+[.B354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55]+[.B355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56]+[.B35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57]+[.B35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58]+[.B35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59]+[.B359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60]+[.B360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61]+[.B361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62]+[.B36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63]+[.B36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64]+[.B364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65]+[.B36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66]+[.B366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367]+[.B367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68]+[.B368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69]+[.B369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70]+[.B37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71]+[.B371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72]+[.B37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73]+[.B373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74]+[.B37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75]+[.B37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76]+[.B376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77]+[.B37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78]+[.B37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79]+[.B37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80]+[.B380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81]+[.B381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82]+[.B382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83]+[.B38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84]+[.B38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85]+[.B385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386]+[.B38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387]+[.B387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388]+[.B388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89]+[.B38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90]+[.B390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91]+[.B39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92]+[.B39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93]+[.B393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394]+[.B39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395]+[.B395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396]+[.B39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397]+[.B397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398]+[.B398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399]+[.B399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00]+[.B400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01]+[.B401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02]+[.B402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03]+[.B40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04]+[.B40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05]+[.B405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06]+[.B40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07]+[.B407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08]+[.B408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09]+[.B409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10]+[.B41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11]+[.B411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12]+[.B41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13]+[.B41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14]+[.B414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15]+[.B415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16]+[.B41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17]+[.B417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18]+[.B418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19]+[.B41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20]+[.B420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21]+[.B42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22]+[.B422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23]+[.B423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24]+[.B424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25]+[.B42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26]+[.B426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27]+[.B427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28]+[.B42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29]+[.B429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30]+[.B43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31]+[.B43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32]+[.B432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33]+[.B433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34]+[.B434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35]+[.B435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36]+[.B43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37]+[.B437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38]+[.B43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39]+[.B43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40]+[.B44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41]+[.B441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42]+[.B44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43]+[.B443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44]+[.B444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45]+[.B44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46]+[.B446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47]+[.B447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48]+[.B44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49]+[.B449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50]+[.B450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51]+[.B451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52]+[.B45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53]+[.B453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54]+[.B454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55]+[.B455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56]+[.B456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57]+[.B457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58]+[.B45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59]+[.B459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60]+[.B460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61]+[.B46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62]+[.B46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63]+[.B46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64]+[.B46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465]+[.B465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66]+[.B46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67]+[.B46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68]+[.B468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69]+[.B469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70]+[.B47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71]+[.B471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72]+[.B472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73]+[.B473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74]+[.B474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75]+[.B475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76]+[.B476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77]+[.B477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78]+[.B47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79]+[.B479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80]+[.B48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81]+[.B481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82]+[.B482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83]+[.B48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84]+[.B484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485]+[.B485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86]+[.B48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487]+[.B487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88]+[.B48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89]+[.B489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90]+[.B490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491]+[.B491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492]+[.B49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93]+[.B493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94]+[.B494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495]+[.B49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496]+[.B496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497]+[.B49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498]+[.B498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499]+[.B49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00]+[.B500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01]+[.B50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02]+[.B502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03]+[.B50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04]+[.B504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05]+[.B50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06]+[.B506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07]+[.B50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08]+[.B508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09]+[.B50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10]+[.B51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11]+[.B511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12]+[.B512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13]+[.B513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14]+[.B51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15]+[.B51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16]+[.B516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17]+[.B51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18]+[.B518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19]+[.B519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20]+[.B52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21]+[.B52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22]+[.B522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23]+[.B523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24]+[.B52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25]+[.B52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26]+[.B526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27]+[.B527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28]+[.B52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29]+[.B52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30]+[.B530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31]+[.B53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32]+[.B53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33]+[.B53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34]+[.B534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35]+[.B53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36]+[.B536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37]+[.B537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38]+[.B53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39]+[.B539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40]+[.B54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41]+[.B541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42]+[.B54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43]+[.B54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44]+[.B544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45]+[.B545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46]+[.B54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47]+[.B54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48]+[.B548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49]+[.B54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50]+[.B55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51]+[.B55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52]+[.B552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53]+[.B553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554]+[.B554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55]+[.B555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56]+[.B556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57]+[.B55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58]+[.B55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59]+[.B559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60]+[.B56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61]+[.B561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62]+[.B56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63]+[.B563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64]+[.B564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65]+[.B565])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566]+[.B566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67]+[.B567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68]+[.B568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69]+[.B569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70]+[.B570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71]+[.B571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72]+[.B572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73]+[.B573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74]+[.B574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75]+[.B575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76]+[.B576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77]+[.B577])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78]+[.B57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79]+[.B579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80]+[.B580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81]+[.B581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82]+[.B582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83]+[.B583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584]+[.B584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585]+[.B585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86]+[.B586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587]+[.B587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88]+[.B588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89]+[.B589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90]+[.B59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91]+[.B59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92]+[.B592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593]+[.B593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594]+[.B59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95]+[.B59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596]+[.B59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597]+[.B59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98]+[.B59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599]+[.B599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00]+[.B600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01]+[.B601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02]+[.B602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03]+[.B603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04]+[.B604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05]+[.B605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06]+[.B606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07]+[.B607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08]+[.B608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09]+[.B609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10]+[.B61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11]+[.B611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12]+[.B612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613]+[.B613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14]+[.B614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15]+[.B615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16]+[.B616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17]+[.B617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18]+[.B618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19]+[.B619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20]+[.B620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21]+[.B62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22]+[.B622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23]+[.B623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24]+[.B62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25]+[.B625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26]+[.B626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27]+[.B627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28]+[.B62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29]+[.B629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30]+[.B63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31]+[.B631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32]+[.B632])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33]+[.B633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634]+[.B63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35]+[.B63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36]+[.B636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37]+[.B637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38]+[.B638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39]+[.B639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40]+[.B640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41]+[.B641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42]+[.B642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43]+[.B643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44]+[.B644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45]+[.B645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46]+[.B646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47]+[.B647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48]+[.B648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49]+[.B649])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50]+[.B650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9" calcext:value-type="float">
            <text:p>9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51]+[.B65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52]+[.B652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53]+[.B65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54]+[.B654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55]+[.B65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56]+[.B656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57]+[.B657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58]+[.B65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59]+[.B65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60]+[.B660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61]+[.B661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662]+[.B662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63]+[.B663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64]+[.B664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65]+[.B665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66]+[.B666]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67]+[.B667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68]+[.B668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69]+[.B669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70]+[.B670])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71]+[.B671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72]+[.B672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73]+[.B673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74]+[.B67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675]+[.B675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76]+[.B676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5" calcext:value-type="float">
            <text:p>5</text:p>
          </table:table-cell>
          <table:table-cell table:formula="of:=INT(SUM([.A677]+[.B677])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78]+[.B678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79]+[.B679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80]+[.B680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2" calcext:value-type="float">
            <text:p>2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81]+[.B681])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82]+[.B682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5" calcext:value-type="float">
            <text:p>5</text:p>
          </table:table-cell>
          <table:table-cell table:style-name="ce1" table:formula="of:=INT(RAND()*10)" office:value-type="float" office:value="6" calcext:value-type="float">
            <text:p>6</text:p>
          </table:table-cell>
          <table:table-cell table:formula="of:=INT(SUM([.A683]+[.B68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4" calcext:value-type="float">
            <text:p>4</text:p>
          </table:table-cell>
          <table:table-cell table:formula="of:=INT(SUM([.A684]+[.B684])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85]+[.B685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86]+[.B686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87]+[.B687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88]+[.B688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89]+[.B689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90]+[.B690]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1" calcext:value-type="float">
            <text:p>1</text:p>
          </table:table-cell>
          <table:table-cell table:formula="of:=INT(SUM([.A691]+[.B691]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formula="of:=INT(RAND()*10)" office:value-type="float" office:value="1" calcext:value-type="float">
            <text:p>1</text:p>
          </table:table-cell>
          <table:table-cell table:style-name="ce1" table:formula="of:=INT(RAND()*10)" office:value-type="float" office:value="2" calcext:value-type="float">
            <text:p>2</text:p>
          </table:table-cell>
          <table:table-cell table:formula="of:=INT(SUM([.A692]+[.B692]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T(RAND()*10)" office:value-type="float" office:value="3" calcext:value-type="float">
            <text:p>3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93]+[.B693])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9" calcext:value-type="float">
            <text:p>9</text:p>
          </table:table-cell>
          <table:table-cell table:formula="of:=INT(SUM([.A694]+[.B694])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formula="of:=INT(RAND()*10)" office:value-type="float" office:value="0" calcext:value-type="float">
            <text:p>0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95]+[.B695]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96]+[.B696])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table:formula="of:=INT(RAND()*10)" office:value-type="float" office:value="4" calcext:value-type="float">
            <text:p>4</text:p>
          </table:table-cell>
          <table:table-cell table:style-name="ce1" table:formula="of:=INT(RAND()*10)" office:value-type="float" office:value="8" calcext:value-type="float">
            <text:p>8</text:p>
          </table:table-cell>
          <table:table-cell table:formula="of:=INT(SUM([.A697]+[.B697])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formula="of:=INT(RAND()*10)" office:value-type="float" office:value="6" calcext:value-type="float">
            <text:p>6</text:p>
          </table:table-cell>
          <table:table-cell table:style-name="ce1" table:formula="of:=INT(RAND()*10)" office:value-type="float" office:value="0" calcext:value-type="float">
            <text:p>0</text:p>
          </table:table-cell>
          <table:table-cell table:formula="of:=INT(SUM([.A698]+[.B698])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table:formula="of:=INT(RAND()*10)" office:value-type="float" office:value="7" calcext:value-type="float">
            <text:p>7</text:p>
          </table:table-cell>
          <table:table-cell table:style-name="ce1" table:formula="of:=INT(RAND()*10)" office:value-type="float" office:value="3" calcext:value-type="float">
            <text:p>3</text:p>
          </table:table-cell>
          <table:table-cell table:formula="of:=INT(SUM([.A699]+[.B699])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table:formula="of:=INT(RAND()*10)" office:value-type="float" office:value="8" calcext:value-type="float">
            <text:p>8</text:p>
          </table:table-cell>
          <table:table-cell table:style-name="ce1" table:formula="of:=INT(RAND()*10)" office:value-type="float" office:value="7" calcext:value-type="float">
            <text:p>7</text:p>
          </table:table-cell>
          <table:table-cell table:formula="of:=INT(SUM([.A700]+[.B700]))" office:value-type="float" office:value="15" calcext:value-type="float">
            <text:p>15</text:p>
          </table:table-cell>
          <table:table-cell/>
        </table:table-row>
        <table:table-row table:style-name="ro1" table:number-rows-repeated="10478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3:38:32.507956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6:36:29.433921559</meta:creation-date>
    <dc:date>2016-05-09T13:48:28.110027013</dc:date>
    <meta:editing-duration>PT2H29M49S</meta:editing-duration>
    <meta:editing-cycles>24</meta:editing-cycles>
    <meta:generator>LibreOffice/5.1.2.2.0$Linux_X86_64 LibreOffice_project/10m0$Build-2</meta:generator>
    <meta:document-statistic meta:table-count="1" meta:cell-count="2100" meta:object-count="0"/>
  </office:meta>
</office:document-meta>
</file>